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6.2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ponse" table:style-name="ta1">
        <table:shapes>
          <draw:frame draw:z-index="0" draw:style-name="gr1" draw:text-style-name="P1" svg:width="574.44pt" svg:height="404.33pt" svg:x="232.24pt" svg:y="3pt">
            <draw:object draw:notify-on-update-of-ranges="response.A1:response.A374 response.C1:response.C3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5" calcext:value-type="float">
            <text:p>255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5" calcext:value-type="float">
            <text:p>255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5" calcext:value-type="float">
            <text:p>255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5" calcext:value-type="float">
            <text:p>25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5" calcext:value-type="float">
            <text:p>255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5" calcext:value-type="float">
            <text:p>255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5" calcext:value-type="float">
            <text:p>25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1:10:57.077612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2T11:14:12.105849488</dc:date>
    <meta:editing-duration>PT6M30S</meta:editing-duration>
    <meta:editing-cycles>2</meta:editing-cycles>
    <meta:generator>LibreOffice/6.0.7.3$Linux_X86_64 LibreOffice_project/00m0$Build-3</meta:generator>
    <meta:document-statistic meta:table-count="1" meta:cell-count="1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66cm" svg:height="14.265cm" xlink:href=".." xlink:type="simple" chart:class="chart:scatter" chart:style-name="ch1">
        <chart:plot-area chart:style-name="ch2" table:cell-range-address="response.A1:response.A374 response.C1:response.C374" svg:x="1.416cm" svg:y="0.285cm" svg:width="18.445cm" svg:height="12.714cm">
          <chartooo:coordinate-region svg:x="2.143cm" svg:y="0.484cm" svg:width="17.438cm" svg:height="11.868cm"/>
          <chart:axis chart:dimension="x" chart:name="primary-x" chart:style-name="ch3">
            <chart:title svg:x="9.946cm" svg:y="13.284cm" chart:style-name="ch4">
              <text:p>Seconds</text:p>
            </chart:title>
          </chart:axis>
          <chart:axis chart:dimension="y" chart:name="primary-y" chart:style-name="ch5">
            <chart:title svg:x="0.451cm" svg:y="7.056cm" chart:style-name="ch6">
              <text:p>Volts</text:p>
            </chart:title>
            <chart:grid chart:style-name="ch7" chart:class="major"/>
          </chart:axis>
          <chart:series chart:style-name="ch8" chart:values-cell-range-address="response.C1:response.C374" chart:class="chart:scatter">
            <chart:domain table:cell-range-address="response.A1:response.A374"/>
            <chart:data-point chart:repeated="3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response.A1:response.A374</svg:desc>
                </draw:g>
              </table:table-cell>
              <table:table-cell office:value-type="float" office:value="3.02">
                <text:p>3.02</text:p>
                <draw:g>
                  <svg:desc>response.C1:response.C3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">
                <text:p>44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">
                <text:p>45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">
                <text:p>4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">
                <text:p>53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">
                <text:p>56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">
                <text:p>5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">
                <text:p>5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">
                <text:p>6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">
                <text:p>6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">
                <text:p>6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">
                <text:p>6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">
                <text:p>6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">
                <text:p>6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">
                <text:p>7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">
                <text:p>7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">
                <text:p>81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3">
                <text:p>8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">
                <text:p>8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">
                <text:p>8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">
                <text:p>8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">
                <text:p>9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">
                <text:p>9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2">
                <text:p>9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4">
                <text:p>9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5">
                <text:p>9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">
                <text:p>96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">
                <text:p>9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">
                <text:p>9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">
                <text:p>9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">
                <text:p>10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">
                <text:p>10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">
                <text:p>10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">
                <text:p>10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">
                <text:p>10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">
                <text:p>10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">
                <text:p>10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0">
                <text:p>11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1">
                <text:p>11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">
                <text:p>11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">
                <text:p>11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4">
                <text:p>11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">
                <text:p>11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6">
                <text:p>11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7">
                <text:p>11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8">
                <text:p>1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9">
                <text:p>11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0">
                <text:p>12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1">
                <text:p>121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">
                <text:p>12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4">
                <text:p>12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6">
                <text:p>12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7">
                <text:p>12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8">
                <text:p>12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9">
                <text:p>12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0">
                <text:p>13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1">
                <text:p>131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2">
                <text:p>13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3">
                <text:p>133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5">
                <text:p>135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6">
                <text:p>136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7">
                <text:p>13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8">
                <text:p>138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0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1">
                <text:p>14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2">
                <text:p>142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3">
                <text:p>14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4">
                <text:p>14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5">
                <text:p>14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6">
                <text:p>146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">
                <text:p>14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8">
                <text:p>148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9">
                <text:p>14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0">
                <text:p>15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1">
                <text:p>15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2">
                <text:p>15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3">
                <text:p>153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4">
                <text:p>15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5">
                <text:p>15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6">
                <text:p>15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">
                <text:p>15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8">
                <text:p>15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9">
                <text:p>15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">
                <text:p>16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1">
                <text:p>16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2">
                <text:p>16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3">
                <text:p>16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4">
                <text:p>164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5">
                <text:p>16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6">
                <text:p>166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7">
                <text:p>16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8">
                <text:p>168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9">
                <text:p>16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0">
                <text:p>17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1">
                <text:p>171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2">
                <text:p>17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4">
                <text:p>174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5">
                <text:p>17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">
                <text:p>17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">
                <text:p>17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8">
                <text:p>17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9">
                <text:p>179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0">
                <text:p>180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1">
                <text:p>181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2">
                <text:p>182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3">
                <text:p>183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4">
                <text:p>184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5">
                <text:p>185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7">
                <text:p>18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8">
                <text:p>18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9">
                <text:p>18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1">
                <text:p>191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2">
                <text:p>192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3">
                <text:p>193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4">
                <text:p>194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5">
                <text:p>195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6">
                <text:p>196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7">
                <text:p>197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8">
                <text:p>198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9">
                <text:p>19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0">
                <text:p>200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1">
                <text:p>201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2">
                <text:p>20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3">
                <text:p>203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4">
                <text:p>204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5">
                <text:p>20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6">
                <text:p>20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7">
                <text:p>207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8">
                <text:p>208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9">
                <text:p>209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0">
                <text:p>21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">
                <text:p>21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">
                <text:p>21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3">
                <text:p>21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4">
                <text:p>21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5">
                <text:p>21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6">
                <text:p>216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7">
                <text:p>217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8">
                <text:p>21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9">
                <text:p>219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0">
                <text:p>220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2">
                <text:p>22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3">
                <text:p>22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4">
                <text:p>224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5">
                <text:p>22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6">
                <text:p>22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7">
                <text:p>227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8">
                <text:p>228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9">
                <text:p>22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0">
                <text:p>230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1">
                <text:p>23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2">
                <text:p>23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3">
                <text:p>233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4">
                <text:p>23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5">
                <text:p>23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6">
                <text:p>23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7">
                <text:p>23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8">
                <text:p>23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9">
                <text:p>23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0">
                <text:p>24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1">
                <text:p>24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2">
                <text:p>24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3">
                <text:p>24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4">
                <text:p>24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5">
                <text:p>24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6">
                <text:p>24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7">
                <text:p>24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8">
                <text:p>24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9">
                <text:p>24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0">
                <text:p>25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2">
                <text:p>25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3">
                <text:p>25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4">
                <text:p>25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5">
                <text:p>25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6">
                <text:p>25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7">
                <text:p>25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8">
                <text:p>25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9">
                <text:p>25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0">
                <text:p>26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1">
                <text:p>26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3">
                <text:p>26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4">
                <text:p>26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5">
                <text:p>26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6">
                <text:p>266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7">
                <text:p>267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8">
                <text:p>268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9">
                <text:p>269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0">
                <text:p>270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1">
                <text:p>271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2">
                <text:p>27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3">
                <text:p>27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4">
                <text:p>27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5">
                <text:p>27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6">
                <text:p>276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7">
                <text:p>277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8">
                <text:p>278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9">
                <text:p>27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0">
                <text:p>280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1">
                <text:p>281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2">
                <text:p>282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3">
                <text:p>283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4">
                <text:p>284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5">
                <text:p>28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6">
                <text:p>286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7">
                <text:p>287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8">
                <text:p>28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9">
                <text:p>28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0">
                <text:p>29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1">
                <text:p>29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2">
                <text:p>29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3">
                <text:p>29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4">
                <text:p>29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5">
                <text:p>295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6">
                <text:p>29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7">
                <text:p>297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8">
                <text:p>29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9">
                <text:p>29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0">
                <text:p>3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1">
                <text:p>30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2">
                <text:p>30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3">
                <text:p>30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4">
                <text:p>30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5">
                <text:p>30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6">
                <text:p>30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7">
                <text:p>307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8">
                <text:p>308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9">
                <text:p>309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0">
                <text:p>31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1">
                <text:p>31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2">
                <text:p>31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3">
                <text:p>31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4">
                <text:p>31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5">
                <text:p>31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6">
                <text:p>316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7">
                <text:p>317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8">
                <text:p>318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9">
                <text:p>319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0">
                <text:p>32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1">
                <text:p>32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2">
                <text:p>32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3">
                <text:p>32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4">
                <text:p>324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5">
                <text:p>32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6">
                <text:p>32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7">
                <text:p>32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8">
                <text:p>328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9">
                <text:p>329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0">
                <text:p>33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1">
                <text:p>331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2">
                <text:p>332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3">
                <text:p>33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4">
                <text:p>33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5">
                <text:p>335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6">
                <text:p>33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7">
                <text:p>337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8">
                <text:p>338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9">
                <text:p>33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0">
                <text:p>34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1">
                <text:p>341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2">
                <text:p>342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3">
                <text:p>343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4">
                <text:p>344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5">
                <text:p>34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6">
                <text:p>346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7">
                <text:p>347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8">
                <text:p>348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9">
                <text:p>349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0">
                <text:p>35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1">
                <text:p>35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2">
                <text:p>352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3">
                <text:p>353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4">
                <text:p>35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5">
                <text:p>355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6">
                <text:p>35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7">
                <text:p>357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8">
                <text:p>358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9">
                <text:p>35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0">
                <text:p>36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1">
                <text:p>361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2">
                <text:p>36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3">
                <text:p>363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4">
                <text:p>364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5">
                <text:p>365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6">
                <text:p>36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7">
                <text:p>367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8">
                <text:p>368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9">
                <text:p>36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70">
                <text:p>37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1">
                <text:p>371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2">
                <text:p>37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3">
                <text:p>373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4">
                <text:p>374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5">
                <text:p>375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6">
                <text:p>37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7">
                <text:p>37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8">
                <text:p>378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9">
                <text:p>379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0">
                <text:p>38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1">
                <text:p>38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2">
                <text:p>38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3">
                <text:p>38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4">
                <text:p>38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5">
                <text:p>385</text:p>
              </table:table-cell>
              <table:table-cell office:value-type="float" office:value="3.32">
                <text:p>3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